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1.582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Aktivitä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Kommentar</text:p>
          </table:table-cell>
          <table:table-cell office:value-type="string" calcext:value-type="string">
            <text:p>Stunden</text:p>
          </table:table-cell>
          <table:table-cell office:value-type="string" calcext:value-type="string">
            <text:p>Fehlerklasse</text:p>
          </table:table-cell>
          <table:table-cell office:value-type="string" calcext:value-type="string">
            <text:p>Reaktionsdatum</text:p>
          </table:table-cell>
        </table:table-row>
        <table:table-row table:style-name="ro1">
          <table:table-cell office:value-type="string" calcext:value-type="string">
            <text:p>06 August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Mailing: Bestellbestätigu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August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Anlage Bestellung in Meson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August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Einrichtung Job update_erp_accou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 August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User Interface -&gt; Accountanl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 August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User Interface -&gt; Accountanla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 August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Versandkosten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 Jul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Schnittstelle Adressabgleich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Dropdowns - Autocomplete applikationswe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Jul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erechtigungswes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Juli 2014</text:p>
          </table:table-cell>
          <table:table-cell office:value-type="string" calcext:value-type="string">
            <text:p>Besprechung / Telefonkonferenz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tagingsystemtests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undle aktaulisiert auf allen Systeme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Logfilero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Domainkonfiguration für Entwicklungs- und Stagingsystem, Firewal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Jobs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Datenimport Mesoni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Mesonic Datenimpo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mport Bechl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Elasticsearch + Reindizieru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Exception Notific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mport Icecat</text:p>
          </table:table-cell>
          <table:table-cell office:value-type="float" office:value="5.5" calcext:value-type="float">
            <text:p>5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st-Daten Migrati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st-Daten Migrati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Jul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uchfe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Juli 2014</text:p>
          </table:table-cell>
          <table:table-cell office:value-type="string" calcext:value-type="string">
            <text:p>Besprechung / Telefonkonferenz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Datenmigration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erstes Porduktivsyste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ootstrap 2.3.2 -&gt; Bootstrap 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ootstrap 2.3.2 -&gt; Bootstrap 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Juli 2014</text:p>
          </table:table-cell>
          <table:table-cell office:value-type="string" calcext:value-type="string">
            <text:p>Dokument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iebswes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Trace Gem Installatio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iebswesen: Transport Server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Migration Vertriebswesen nach Mercato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ntriebswesen in Produktionsumgebing lauffäh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 Jul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User Interface Vertragswes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Jul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Crud Aktionen Vertragswesen: Verträge, Vertragspositionen, Verbräuch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 Jul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Umstellung auf single page App</text:p>
          </table:table-cell>
          <table:table-cell office:value-type="float" office:value="4.75" calcext:value-type="float">
            <text:p>4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Jul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Synchronisation von Bedarfepositione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Automatische Aktualisierung der Bedarfsposition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Jun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brauchsmatierial löschen und anlegen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Jun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Kopplung an Rails Applikati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Jun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agswesen: Portierung nach Rails Asset Pipeline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Jun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Übersetzung Vertragswesen -&gt; Coffeescript</text:p>
          </table:table-cell>
          <table:table-cell office:value-type="float" office:value="2.25" calcext:value-type="float">
            <text:p>2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Jun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-rails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 Jun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Neue Verbrauchspositionen anle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Jun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Kalkulationen auf Positionsebene</text:p>
          </table:table-cell>
          <table:table-cell office:value-type="float" office:value="3.75" calcext:value-type="float">
            <text:p>3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Jun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TDD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Juni 2014</text:p>
          </table:table-cell>
          <table:table-cell office:value-type="string" calcext:value-type="string">
            <text:p>Dokument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Twitter Bootstrap Datepicker Ember Integ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Jun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Datenbindung Datepicker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Jun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TDD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 Jun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TD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Contracting: Formatierung, weitere Eingaben, Datepicker</text:p>
          </table:table-cell>
          <table:table-cell office:value-type="float" office:value="3.25" calcext:value-type="float">
            <text:p>3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Contracting: Kalkulation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Jun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Datenbindung</text:p>
          </table:table-cell>
          <table:table-cell office:value-type="float" office:value="2.25" calcext:value-type="float">
            <text:p>2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äge: Formatierte Ausgabe Helper, Vertragspositionen, Verbräuche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 Jun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Contractitems, Fixtures, Dump auf Stackoverflow gepost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Boostrap 3, Contracts Template, Contract Compon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ag Fixture darstellen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Jun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.js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Migration Bootstrap 3</text:p>
          </table:table-cell>
          <table:table-cell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Bootstrap 3 Migration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 Jun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Bootstrap 3 Migratio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 Juni 2014</text:p>
          </table:table-cell>
          <table:table-cell office:value-type="string" calcext:value-type="string">
            <text:p>Besprechung / Telefonkonferenz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Schriftart, CSS, Layout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 Jun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.js</text:p>
          </table:table-cell>
          <table:table-cell office:value-type="float" office:value="2.25" calcext:value-type="float">
            <text:p>2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Ma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.j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Ma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.js</text:p>
          </table:table-cell>
          <table:table-cell office:value-type="float" office:value="2.75" calcext:value-type="float">
            <text:p>2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Ma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.js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Ma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monatliches Druckvolumen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Mai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Model Tests Vertragspositon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Ma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Ma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agspositione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Mai 2014</text:p>
          </table:table-cell>
          <table:table-cell office:value-type="string" calcext:value-type="string">
            <text:p>Dokument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Login via Email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Login Link Form, Login Link 10 min gültig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Ma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Login Link Email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Kennwort setzen, ändern, Account aktivieren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Mai 2014</text:p>
          </table:table-cell>
          <table:table-cell office:value-type="string" calcext:value-type="string">
            <text:p>Konfigur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E-Mail Adressen - Verifizierungsnachricht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Ma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Server Ivellio-Vellin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Eindeutige Emailadresse erzwingen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Mai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Icecat täglicher Update Job</text:p>
          </table:table-cell>
          <table:table-cell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Ma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Icecat Job für tägliches Update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Mai 2014</text:p>
          </table:table-cell>
          <table:table-cell office:value-type="string" calcext:value-type="string">
            <text:p>Dokument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Installation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SEO: canonical tag, description tag, page title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Ma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SEO: Domaintrennung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Ma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Responsive Menü CSS Variablen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Ma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Hoho Systemlast (defekte pngs)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Ma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Codeeditor für Pagetemplat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Ma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Kategorien: Ausblenden Filterhash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Ma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Rabatte in PDF-Angebot darstellen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Sprachwechsl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Mai 2014</text:p>
          </table:table-cell>
          <table:table-cell office:value-type="string" calcext:value-type="string">
            <text:p>Konfigur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L10N (Lokalisierung = Übersetzung ins Englische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I18n (Internationalisierung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I18n (Internationalisierung)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Ma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I18n (Internationalisierung)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I18n (Internationalisierung)</text:p>
          </table:table-cell>
          <table:table-cell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 Ma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OAuth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 Ma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estätigung AGBs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452</text:p>
          </table:table-cell>
          <table:table-cell office:value-type="string" calcext:value-type="string">
            <text:p>Navigation AGBs, Adressnavigation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Ma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452</text:p>
          </table:table-cell>
          <table:table-cell office:value-type="string" calcext:value-type="string">
            <text:p>Rabatte auf Komplettangeboten kopierbar</text:p>
          </table:table-cell>
          <table:table-cell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Ma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452</text:p>
          </table:table-cell>
          <table:table-cell office:value-type="string" calcext:value-type="string">
            <text:p>Adresshandling in Komplettangebote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Ma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Gesamtangebot in eigenen Bestelltyp übernehme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Ma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Kategorien in Suchergebnis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uche: Ausgabeformatierung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Ma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uche: Ajax-Repquest als Response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Icecat: Direktlink zu Quelldatenblättern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 Ma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ite Search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 Ma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Ersatz Hobo Search Scope durch Sqeel in Produkt-, Kategorienadmin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 Ma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Image Content Types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Ma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Photo content Type Bug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Geschäftsbedingungen im Warenkorb abhakbar.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Ma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ackup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Mai 2014</text:p>
          </table:table-cell>
          <table:table-cell office:value-type="string" calcext:value-type="string">
            <text:p>Dokument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Elasticsearch Integration / Facetted search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 Ma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Netzwerkanalyse viruelle Maschine Ivellio-Velli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Ma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earch scope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Ma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cripting Übersetzung Ländernamen eingespie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Mai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Model Test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 Ma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Update Ruby 2.1.1, Update Tests</text:p>
          </table:table-cell>
          <table:table-cell office:value-type="float" office:value="2.25" calcext:value-type="float">
            <text:p>2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 Mai 2014</text:p>
          </table:table-cell>
          <table:table-cell office:value-type="string" calcext:value-type="string">
            <text:p>Planung / Spezifik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Specs Virtuelle Maschine I-V, Mail an Hrn. Arndorfer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April 2014</text:p>
          </table:table-cell>
          <table:table-cell office:value-type="string" calcext:value-type="string">
            <text:p>Dokument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Architektur Diagramm</text:p>
          </table:table-cell>
          <table:table-cell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April 2014</text:p>
          </table:table-cell>
          <table:table-cell office:value-type="string" calcext:value-type="string">
            <text:p>Besprechung / Telefonkonferenz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Teambesprechung + Protokol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April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Einschränkung der Filter auf Suchergebnis.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April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Filter installieren auf Demosystem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April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Filter auf Suchergebnisse anwenden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April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Filter auswählbar und abwählba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April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facetted Search</text:p>
          </table:table-cell>
          <table:table-cell office:value-type="float" office:value="3.25" calcext:value-type="float">
            <text:p>3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 April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Elasticsearch -&gt; Server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April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Ketegorien: Eigenschaftshash nach Elasticsearc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April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Indizierung Produkte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April 2014</text:p>
          </table:table-cell>
          <table:table-cell office:value-type="string" calcext:value-type="string">
            <text:p>Planung / Spezifik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Planung Task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April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Analyse alter Code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April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Bechlem - Wurzelkategorie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April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Bechlem: Tranport Server, Datenimport, Test</text:p>
          </table:table-cell>
          <table:table-cell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April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452</text:p>
          </table:table-cell>
          <table:table-cell office:value-type="string" calcext:value-type="string">
            <text:p>Notification für Android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April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Bechlem: Kategoriennavigation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April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Bechlem: Filter, Prodiktsuche, Navigation</text:p>
          </table:table-cell>
          <table:table-cell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April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Bechlem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April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Bechlem: Mounting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April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Bechlem: Rou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April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Bechlem: Cross selling Medhoden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document-statistic meta:table-count="1" meta:cell-count="687" meta:object-count="0"/>
  </office:meta>
</office:document-meta>
</file>